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 a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 a 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 a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mp a, 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ne .aft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v b, b, 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d b,b,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.after: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c a 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FLUS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c 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LUS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c a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FLUSH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FLUSH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FLUSH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FLUSH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FLUSH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FLUSH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FLUSH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FLUSH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 a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 a 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 a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mp a, 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_if_a_zero b, b, 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_if_a_zero b, b, 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c a 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c a 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c a 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aut seriösen Websites werden predicated Instructions gleich geladen und Ausgeführt, aber ein Write Back findet nur statt, wenn die Bedingung erfüllt ist. 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s://userblogs.fu-berlin.de/asoeyler/archive/128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4">
          <table:table-cell table:number-columns-repeated="4"/>
          <table:table-cell table:style-name="Default" table:number-columns-repeated="5"/>
        </table:table-row>
        <table:table-row table:style-name="ro1" table:number-rows-repeated="5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21:54:33.927074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9:59:23.850157890</meta:creation-date>
    <dc:date>2021-01-20T21:56:52.602227647</dc:date>
    <meta:editing-duration>PT33M35S</meta:editing-duration>
    <meta:editing-cycles>9</meta:editing-cycles>
    <meta:generator>LibreOffice/6.4.6.2$Linux_X86_64 LibreOffice_project/40$Build-2</meta:generator>
    <meta:document-statistic meta:table-count="1" meta:cell-count="281" meta:object-count="0"/>
  </office:meta>
</office:document-meta>
</file>